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1f3" loext:opacity="100%" style:font-name="Droid Sans Mono" fo:font-size="10.5pt" fo:font-weight="normal" fo:background-color="#2c2525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urier New" fo:font-size="10pt" officeooo:rsid="0003ac00" officeooo:paragraph-rsid="0003ac00" style:font-size-asian="8.75pt" style:font-size-complex="10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urier New" fo:font-size="10pt" fo:font-style="italic" fo:font-weight="normal" officeooo:rsid="0003ac00" officeooo:paragraph-rsid="0003ac00" fo:background-color="transparent" style:font-size-asian="10pt" style:font-size-complex="10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urier New" fo:font-size="10pt" fo:font-style="italic" fo:font-weight="normal" fo:background-color="transparent" style:font-size-asian="10pt" style:font-size-complex="10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urier New" fo:font-size="10pt" fo:font-weight="normal" officeooo:rsid="0003ac00" officeooo:paragraph-rsid="0003ac00" fo:background-color="transparent" style:font-size-asian="10pt" style:font-size-complex="10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urier New" fo:font-size="10pt" fo:font-weight="normal" fo:background-color="transparent" style:font-size-asian="10pt" style:font-size-complex="10pt"/>
    </style:style>
    <style:style style:name="P7" style:family="paragraph" style:parent-style-name="Standard">
      <style:paragraph-properties style:line-height-at-least="0.198in"/>
      <style:text-properties fo:color="#000000" loext:opacity="100%" style:font-name="Courier New" fo:font-size="10pt" fo:background-color="transparen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color="#fd6883" loext:opacity="100%"/>
    </style:style>
    <style:style style:name="T5" style:family="text">
      <style:text-properties fo:color="#fd6883" loext:opacity="100%" fo:font-style="italic"/>
    </style:style>
    <style:style style:name="T6" style:family="text">
      <style:text-properties fo:color="#fd6883" loext:opacity="100%" fo:font-style="italic" style:font-style-asian="normal" style:font-style-complex="normal"/>
    </style:style>
    <style:style style:name="T7" style:family="text">
      <style:text-properties fo:color="#85dacc" loext:opacity="100%"/>
    </style:style>
    <style:style style:name="T8" style:family="text">
      <style:text-properties fo:color="#85dacc" loext:opacity="100%" fo:font-style="italic"/>
    </style:style>
    <style:style style:name="T9" style:family="text">
      <style:text-properties fo:color="#85dacc" loext:opacity="100%" fo:font-style="normal" style:font-style-asian="normal" style:font-style-complex="normal"/>
    </style:style>
    <style:style style:name="T10" style:family="text">
      <style:text-properties fo:color="#948a8b" loext:opacity="100%"/>
    </style:style>
    <style:style style:name="T11" style:family="text">
      <style:text-properties fo:color="#948a8b" loext:opacity="100%" fo:font-style="normal" style:font-style-asian="normal" style:font-style-complex="normal"/>
    </style:style>
    <style:style style:name="T12" style:family="text">
      <style:text-properties fo:color="#adda78" loext:opacity="100%"/>
    </style:style>
    <style:style style:name="T13" style:family="text">
      <style:text-properties fo:color="#f38d70" loext:opacity="100%" fo:font-style="italic"/>
    </style:style>
    <style:style style:name="T14" style:family="text">
      <style:text-properties fo:color="#c3b7b8" loext:opacity="100%" fo:font-style="italic"/>
    </style:style>
    <style:style style:name="T15" style:family="text">
      <style:text-properties fo:color="#a8a9eb" loext:opacity="100%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9cc6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Name: Klein Timothy A. Magallano</text:p>
      <text:p text:style-name="P4">// Section: CSC 104 - AE1</text:p>
      <text:p text:style-name="P4">// Topic: Classes, Objects, Setters &amp; Getters, Access Modifiers// Figures Implemented: Cylinder, Triangle</text:p>
      <text:p text:style-name="P2"/>
      <text:p text:style-name="P5"><text:span text:style-name="T3">public</text:span><text:span text:style-name="T16"> </text:span><text:span text:style-name="T3">class</text:span><text:span text:style-name="T16"> Cylinder {</text:span></text:p>
      <text:p text:style-name="P4"><text:tab/>// Fields</text:p>
      <text:p text:style-name="P6"><text:span text:style-name="T1"><text:tab/>private</text:span> <text:span text:style-name="T1">double</text:span> height;</text:p>
      <text:p text:style-name="P6"><text:span text:style-name="T1"><text:tab/>private</text:span> <text:span text:style-name="T1">double</text:span> radius;</text:p>
      <text:p text:style-name="P7"/>
      <text:p text:style-name="P4"><text:tab/>// Methods</text:p>
      <text:p text:style-name="P6"><text:span text:style-name="T1"><text:tab/>public</text:span> <text:span text:style-name="T1">double</text:span> getHeight() {</text:p>
      <text:p text:style-name="P6"><text:tab/><text:tab/>return <text:span text:style-name="T1">this</text:span>.height;</text:p>
      <text:p text:style-name="P6"><text:tab/>}</text:p>
      <text:p text:style-name="P7"/>
      <text:p text:style-name="P6"><text:span text:style-name="T1"><text:tab/>public</text:span> <text:span text:style-name="T1">double</text:span> getRadius() {</text:p>
      <text:p text:style-name="P6"><text:tab/><text:tab/>return <text:span text:style-name="T1">this</text:span>.radius;</text:p>
      <text:p text:style-name="P6"><text:tab/>}</text:p>
      <text:p text:style-name="P7"/>
      <text:p text:style-name="P6"><text:span text:style-name="T1"><text:tab/>public</text:span> <text:span text:style-name="T1">void</text:span> setHeight(<text:span text:style-name="T1">double</text:span> <text:span text:style-name="T1">height</text:span>) {</text:p>
      <text:p text:style-name="P6"><text:span text:style-name="T1"><text:tab/><text:tab/>this</text:span>.height = height;</text:p>
      <text:p text:style-name="P6"><text:tab/>}</text:p>
      <text:p text:style-name="P7"/>
      <text:p text:style-name="P6"><text:span text:style-name="T1"><text:tab/>public</text:span> <text:span text:style-name="T1">void</text:span> setRadius(<text:span text:style-name="T1">double</text:span> <text:span text:style-name="T1">radius</text:span>) {</text:p>
      <text:p text:style-name="P6"><text:span text:style-name="T1"><text:tab/><text:tab/>this</text:span>.radius = radius;</text:p>
      <text:p text:style-name="P6"><text:tab/>}</text:p>
      <text:p text:style-name="P7"/>
      <text:p text:style-name="P6"><text:span text:style-name="T1"><text:tab/>public</text:span> <text:span text:style-name="T1">double</text:span> getVolume() {</text:p>
      <text:p text:style-name="P6"><text:tab/><text:tab/>return Math.PI * Math.pow(radius, 2) * height;</text:p>
      <text:p text:style-name="P6"><text:tab/>}</text:p>
      <text:p text:style-name="P6">}</text:p>
      <text:p text:style-name="P6"/>
      <text:p text:style-name="P6"><text:span text:style-name="T1">public</text:span> <text:span text:style-name="T1">class</text:span> Triangle {</text:p>
      <text:p text:style-name="P4"><text:tab/>// Fields</text:p>
      <text:p text:style-name="P6"><text:span text:style-name="T1"><text:tab/>private</text:span> <text:span text:style-name="T1">double</text:span> height;</text:p>
      <text:p text:style-name="P6"><text:span text:style-name="T1"><text:tab/>private</text:span> <text:span text:style-name="T1">double</text:span> length;</text:p>
      <text:p text:style-name="P7"/>
      <text:p text:style-name="P4"><text:tab/>// Methods</text:p>
      <text:p text:style-name="P6"><text:span text:style-name="T1"><text:tab/>public</text:span> <text:span text:style-name="T1">double</text:span> getHeight() {</text:p>
      <text:p text:style-name="P6"><text:tab/><text:tab/>return height;</text:p>
      <text:p text:style-name="P6"><text:tab/>}</text:p>
      <text:p text:style-name="P7"/>
      <text:p text:style-name="P6"><text:span text:style-name="T1"><text:tab/>public</text:span> <text:span text:style-name="T1">double</text:span> getLength() {</text:p>
      <text:p text:style-name="P6"><text:tab/><text:tab/>return length;</text:p>
      <text:p text:style-name="P6"><text:tab/>}</text:p>
      <text:p text:style-name="P7"/>
      <text:p text:style-name="P6"><text:span text:style-name="T1"><text:tab/>public</text:span> <text:span text:style-name="T1">void</text:span> setHeight(<text:span text:style-name="T1">double</text:span> <text:span text:style-name="T1">height</text:span>) {</text:p>
      <text:p text:style-name="P6"><text:span text:style-name="T1"><text:tab/><text:tab/>this</text:span>.height = height;</text:p>
      <text:p text:style-name="P6"><text:tab/>}</text:p>
      <text:p text:style-name="P7"/>
      <text:p text:style-name="P6"><text:span text:style-name="T1"><text:tab/>public</text:span> <text:span text:style-name="T1">void</text:span> setLength(<text:span text:style-name="T1">double</text:span> <text:span text:style-name="T1">length</text:span>) {</text:p>
      <text:p text:style-name="P6"><text:soft-page-break/><text:span text:style-name="T1"><text:tab/><text:tab/>this</text:span>.length = length;</text:p>
      <text:p text:style-name="P6"><text:tab/>}</text:p>
      <text:p text:style-name="P7"/>
      <text:p text:style-name="P6"><text:span text:style-name="T1"><text:tab/>public</text:span> <text:span text:style-name="T1">double</text:span> getArea() {</text:p>
      <text:p text:style-name="P6"><text:tab/><text:tab/>return (height * length) / 2;</text:p>
      <text:p text:style-name="P6"><text:tab/>}</text:p>
      <text:p text:style-name="P6">}</text:p>
      <text:p text:style-name="P6"/>
      <text:p text:style-name="P6"><text:span text:style-name="T1">public</text:span> <text:span text:style-name="T1">class</text:span> Main {</text:p>
      <text:p text:style-name="P6"><text:span text:style-name="T1"><text:tab/>public</text:span> <text:span text:style-name="T1">static</text:span> <text:span text:style-name="T1">void</text:span> main(<text:span text:style-name="T1">String</text:span>[] <text:span text:style-name="T1">args</text:span>) {</text:p>
      <text:p text:style-name="P6"><text:span text:style-name="T1"><text:tab/><text:tab/>Triangle</text:span> triangle = new Triangle();</text:p>
      <text:p text:style-name="P6"><text:span text:style-name="T1"><text:tab/><text:tab/>Cylinder</text:span> cylinder = new Cylinder();</text:p>
      <text:p text:style-name="P7"/>
      <text:p text:style-name="P6"><text:tab/><text:tab/>triangle.setHeight(12);</text:p>
      <text:p text:style-name="P6"><text:tab/><text:tab/>triangle.setLength(27);</text:p>
      <text:p text:style-name="P6"><text:tab/><text:tab/>cylinder.setHeight(39);</text:p>
      <text:p text:style-name="P6"><text:tab/><text:tab/>cylinder.setRadius(15);</text:p>
      <text:p text:style-name="P7"/>
      <text:p text:style-name="P6"><text:tab/><text:tab/>System.out.println("Figure: Triangle");</text:p>
      <text:p text:style-name="P6"><text:tab/><text:tab/>System.out.println("Height: " + triangle.getHeight());</text:p>
      <text:p text:style-name="P6"><text:tab/><text:tab/>System.out.println("Length: " + triangle.getLength());</text:p>
      <text:p text:style-name="P6"><text:tab/><text:tab/>System.out.println("Area: " + triangle.getArea());</text:p>
      <text:p text:style-name="P6"><text:tab/><text:tab/>System.out.println("");</text:p>
      <text:p text:style-name="P7"/>
      <text:p text:style-name="P6"><text:tab/><text:tab/>System.out.println("Figure: Cylinder");</text:p>
      <text:p text:style-name="P6"><text:tab/><text:tab/>System.out.println("Height: " + cylinder.getHeight());</text:p>
      <text:p text:style-name="P6"><text:tab/><text:tab/>System.out.println("Radius: " + cylinder.getRadius());</text:p>
      <text:p text:style-name="P6"><text:tab/><text:tab/>System.out.println("Volume: " + cylinder.getVolume());</text:p>
      <text:p text:style-name="P6"><text:tab/>}</text:p>
      <text:p text:style-name="P6">}</text:p>
      <text:p text:style-name="P6"/>
      <text:p text:style-name="P6"/>
      <text:p text:style-name="P1"/>
      <text:p text:style-name="P6"/>
      <text:p text:style-name="P1"/>
      <text:p text:style-name="P2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999999" style:writing-mode="lr-tb" draw:fill="solid" draw:fill-color="#999999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999999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23:50:58.698399736</meta:creation-date>
    <dc:date>2026-01-28T00:06:27.172902402</dc:date>
    <meta:editing-duration>PT4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4" meta:word-count="197" meta:character-count="1610" meta:non-whitespace-character-count="1397"/>
  </office:meta>
</office:document-meta>
</file>